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d87" officeooo:paragraph-rsid="00163d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öseloste – Amir Bardo</text:p>
      <text:p text:style-name="P1"/>
      <text:p text:style-name="P1">Sivuston aihe: Digitekniikat-kurssin osasten nivominen yhteen. Kurssilla opittujen eri menetelmien käyttö valmiilla bootstrap-pohjalla.</text:p>
      <text:p text:style-name="P1"/>
      <text:p text:style-name="P1">Sivuston tavoite ja kohderyhmä: Henkilöt, jotka ovat kiinnostuneet valmiin bootstrap-templaten käytöstä ja näkemään, millaisia asioita Digitekniikat-kurssin käytyä on mahdollista toteuttaa kotisivuilla sekä HTML että javascriptillä.</text:p>
      <text:p text:style-name="P1"/>
      <text:p text:style-name="P1">Käytetyt työtavat &amp; kirjastot &amp; tietokantahaut: Valmis bootstrap-template <text:a xlink:type="simple" xlink:href="https://startbootstrap.com/theme/grayscale" text:style-name="Internet_20_link" text:visited-style-name="Visited_20_Internet_20_Link">Grayscale, </text:a>Googlen <text:a xlink:type="simple" xlink:href="https://firebase.google.com/" text:style-name="Internet_20_link" text:visited-style-name="Visited_20_Internet_20_Link">Firebase</text:a> backendinä datan hakuun käsihistoria-osiossa. Työtapoina käytin Grayscale template päälle sivuston rakentamista. Mukautin index.html sekä styles.css -tiedostoja ja toin tätä kautta omaa sisältöä sivustolle sekä mukautin sivuston tyyliä. Käytin kurssilla tekemiäni harjoituksia hyödyksi sivuston toteutuksessa. Asettelin näitä palasina Grayscale-pohjan määrittämiin paikkoihin, joihin on tarkoitus tuoda omaa sisältöä. Mukautin myös pohjaa niin, että se vastaa sivustoni teema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5:03:08.919064506</meta:creation-date>
    <dc:date>2021-05-26T15:12:51.180753888</dc:date>
    <meta:editing-duration>PT9M42S</meta:editing-duration>
    <meta:editing-cycles>1</meta:editing-cycles>
    <meta:document-statistic meta:table-count="0" meta:image-count="0" meta:object-count="0" meta:page-count="1" meta:paragraph-count="4" meta:word-count="107" meta:character-count="969" meta:non-whitespace-character-count="865"/>
    <meta:generator>LibreOffice/6.4.7.2$Linux_X86_64 LibreOffice_project/40$Build-2</meta:generator>
  </office:meta>
</office:document-meta>
</file>